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Light" officeooo:rsid="000cae5f" officeooo:paragraph-rsid="000cae5f"/>
    </style:style>
    <style:style style:name="P2" style:family="paragraph" style:parent-style-name="Standard">
      <style:text-properties style:font-name="Ubuntu Light" officeooo:rsid="000cae5f" officeooo:paragraph-rsid="0010cca2"/>
    </style:style>
    <style:style style:name="P3" style:family="paragraph" style:parent-style-name="Standard">
      <style:text-properties style:font-name="Ubuntu Light" officeooo:rsid="000d11fe" officeooo:paragraph-rsid="000d11fe"/>
    </style:style>
    <style:style style:name="P4" style:family="paragraph" style:parent-style-name="Standard">
      <style:text-properties style:font-name="Ubuntu Light" officeooo:rsid="000ef2bb" officeooo:paragraph-rsid="000ef2bb"/>
    </style:style>
    <style:style style:name="P5" style:family="paragraph" style:parent-style-name="Standard">
      <style:text-properties style:font-name="Ubuntu Light" officeooo:rsid="0010cca2" officeooo:paragraph-rsid="0010cca2"/>
    </style:style>
    <style:style style:name="T1" style:family="text">
      <style:text-properties officeooo:rsid="0010cca2"/>
    </style:style>
    <style:style style:name="T2" style:family="text">
      <style:text-properties officeooo:rsid="00122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y of ucd –</text:p>
      <text:p text:style-name="P2"><text:span text:style-name="T1">don norman (user centered design inventor)</text:span></text:p>
      <text:p text:style-name="P1"/>
      <text:p text:style-name="P3">viceral level – <text:span text:style-name="T2">biological level which is subconscious like liking certain colors or fearing heights or not liking bitter tastes usw</text:span></text:p>
      <text:p text:style-name="P3"/>
      <text:p text:style-name="P3">behavioral level – <text:span text:style-name="T2">subconscious level like walking, breathing and such. Things we don't actively do</text:span></text:p>
      <text:p text:style-name="P3"/>
      <text:p text:style-name="P5">reflective level – <text:span text:style-name="T2">thing we actively do and think about. </text:span></text:p>
      <text:p text:style-name="P1"/>
      <text:p text:style-name="P4">This more pragmatic approach is also taken by the International Standards Organisation (ISO) in their 9241 series of standards: ‘‘the usability of a product is the degree to which specific users can achieve specific goals within a particular environment; effectively, efficiently, comfortably, and in an acceptable manner.’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2:32:28.873565437</meta:creation-date>
    <dc:date>2015-10-15T17:28:04.999267168</dc:date>
    <meta:editing-duration>PT1H29M55S</meta:editing-duration>
    <meta:editing-cycles>1</meta:editing-cycles>
    <meta:document-statistic meta:table-count="0" meta:image-count="0" meta:object-count="0" meta:page-count="1" meta:paragraph-count="6" meta:word-count="99" meta:character-count="670" meta:non-whitespace-character-count="572"/>
    <meta:generator>LibreOffice/4.4.2.2$Linux_X86_64 LibreOffice_project/40m0$Build-2</meta:generator>
  </office:meta>
</office:document-meta>
</file>